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'Andale Mono', Consolas, monospace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89f" officeooo:paragraph-rsid="0003a89f"/>
    </style:style>
    <style:style style:name="P2" style:family="paragraph" style:parent-style-name="Standard">
      <style:text-properties fo:font-weight="bold" officeooo:rsid="0003a89f" officeooo:paragraph-rsid="0003a89f" style:font-weight-asian="bold" style:font-weight-complex="bold"/>
    </style:style>
    <style:style style:name="P3" style:family="paragraph" style:parent-style-name="Standard">
      <style:text-properties fo:font-weight="bold" officeooo:rsid="0005dc5b" officeooo:paragraph-rsid="0005dc5b" style:font-weight-asian="bold" style:font-weight-complex="bold"/>
    </style:style>
    <style:style style:name="P4" style:family="paragraph" style:parent-style-name="Standard">
      <style:text-properties officeooo:rsid="0005dc5b" officeooo:paragraph-rsid="0005dc5b"/>
    </style:style>
    <style:style style:name="P5" style:family="paragraph" style:parent-style-name="Standard">
      <style:text-properties officeooo:rsid="0008eaf7" officeooo:paragraph-rsid="000d3bd1"/>
    </style:style>
    <style:style style:name="P6" style:family="paragraph" style:parent-style-name="Standard">
      <style:text-properties officeooo:rsid="000f1c7d" officeooo:paragraph-rsid="000f1c7d"/>
    </style:style>
    <style:style style:name="P7" style:family="paragraph" style:parent-style-name="Standard">
      <style:text-properties fo:font-weight="normal" officeooo:rsid="0010e941" officeooo:paragraph-rsid="0010e941" style:font-weight-asian="normal" style:font-weight-complex="normal"/>
    </style:style>
    <style:style style:name="T1" style:family="text">
      <style:text-properties officeooo:rsid="0007250f"/>
    </style:style>
    <style:style style:name="T2" style:family="text">
      <style:text-properties officeooo:rsid="0008eaf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eaf7" style:font-weight-asian="bold" style:font-weight-complex="bold"/>
    </style:style>
    <style:style style:name="T5" style:family="text">
      <style:text-properties fo:font-weight="bold" officeooo:rsid="000d3bd1" style:font-weight-asian="bold" style:font-weight-complex="bold"/>
    </style:style>
    <style:style style:name="T6" style:family="text">
      <style:text-properties officeooo:rsid="000d3b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redux package :</text:p>
      <text:p text:style-name="P2"/>
      <text:p text:style-name="P1">npm i redux react-redux</text:p>
      <text:p text:style-name="P1"/>
      <text:p text:style-name="P3">Install <text:span text:style-name="T1">depencies as per redux requiremments</text:span></text:p>
      <text:p text:style-name="P4">npm install --save redux-devtools-extension <text:s/><text:span text:style-name="T4">(to enable redux devtool extension in chrome)</text:span></text:p>
      <text:p text:style-name="P5"><text:span text:style-name="T6">npm i redux-thunk </text:span><text:span text:style-name="T5">(to make thunks for getting data from api)</text:span> </text:p>
      <text:p text:style-name="P6">npm i redux-async-queue <text:span text:style-name="T3">(to setup redux store)</text:span></text:p>
      <text:p text:style-name="P7">npm i redux-act <text:span text:style-name="T3">(to create reducers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'Andale Mono', Consolas, monospace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7:22:41.202535906</meta:creation-date>
    <dc:date>2020-12-24T18:32:17.043363642</dc:date>
    <meta:editing-duration>PT1H9M3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0" meta:character-count="323" meta:non-whitespace-character-count="279"/>
  </office:meta>
</office:document-meta>
</file>